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8008in"/>
    </style:style>
    <style:style style:name="co8" style:family="table-column">
      <style:table-column-properties fo:break-before="auto" style:column-width="1.8866in"/>
    </style:style>
    <style:style style:name="co9" style:family="table-column">
      <style:table-column-properties fo:break-before="auto" style:column-width="2.2728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3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office:value-type="string" calcext:value-type="string">
            <text:p>Original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ata Set</text:p>
          </table:table-cell>
          <table:table-cell office:value-type="string" calcext:value-type="string">
            <text:p>Key Match</text:p>
          </table:table-cell>
          <table:table-cell office:value-type="string" calcext:value-type="string">
            <text:p>Bundler</text:p>
          </table:table-cell>
          <table:table-cell office:value-type="string" calcext:value-type="string">
            <text:p>Total Time</text:p>
          </table:table-cell>
          <table:table-cell table:number-columns-repeated="2"/>
          <table:table-cell office:value-type="string" calcext:value-type="string">
            <text:p>Data Set</text:p>
          </table:table-cell>
          <table:table-cell office:value-type="string" calcext:value-type="string">
            <text:p>Key Match</text:p>
          </table:table-cell>
          <table:table-cell office:value-type="string" calcext:value-type="string">
            <text:p>Bundler Complete Multithread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peed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0.938" calcext:value-type="float">
            <text:p>0.938</text:p>
          </table:table-cell>
          <table:table-cell office:value-type="float" office:value="2.516" calcext:value-type="float">
            <text:p>2.516</text:p>
          </table:table-cell>
          <table:table-cell table:formula="of:=[.C3]+[.D3]" office:value-type="float" office:value="3.454" calcext:value-type="float">
            <text:p>3.454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float" office:value="0.933" calcext:value-type="float">
            <text:p>0.933</text:p>
          </table:table-cell>
          <table:table-cell office:value-type="float" office:value="3.073" calcext:value-type="float">
            <text:p>3.073</text:p>
          </table:table-cell>
          <table:table-cell table:formula="of:=[.I3]+[.J3]" office:value-type="float" office:value="4.006" calcext:value-type="float">
            <text:p>4.006</text:p>
          </table:table-cell>
          <table:table-cell table:formula="of:=([.E3]/[.K3])" office:value-type="float" office:value="0.862206689965052" calcext:value-type="float">
            <text:p>0.86220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cuum </text:p>
          </table:table-cell>
          <table:table-cell office:value-type="float" office:value="16.58" calcext:value-type="float">
            <text:p>16.58</text:p>
          </table:table-cell>
          <table:table-cell office:value-type="float" office:value="21.048" calcext:value-type="float">
            <text:p>21.048</text:p>
          </table:table-cell>
          <table:table-cell table:formula="of:=[.C4]+[.D4]" office:value-type="float" office:value="37.628" calcext:value-type="float">
            <text:p>37.628</text:p>
          </table:table-cell>
          <table:table-cell table:number-columns-repeated="2"/>
          <table:table-cell office:value-type="string" calcext:value-type="string">
            <text:p>Vacuum </text:p>
          </table:table-cell>
          <table:table-cell office:value-type="float" office:value="16.572" calcext:value-type="float">
            <text:p>16.572</text:p>
          </table:table-cell>
          <table:table-cell office:value-type="float" office:value="15.566" calcext:value-type="float">
            <text:p>15.566</text:p>
          </table:table-cell>
          <table:table-cell table:formula="of:=[.I4]+[.J4]" office:value-type="float" office:value="32.138" calcext:value-type="float">
            <text:p>32.138</text:p>
          </table:table-cell>
          <table:table-cell table:formula="of:=([.E4]/[.K4])" office:value-type="float" office:value="1.17082581367851" calcext:value-type="float">
            <text:p>1.17082581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chnics</text:p>
          </table:table-cell>
          <table:table-cell office:value-type="float" office:value="238.596" calcext:value-type="float">
            <text:p>238.596</text:p>
          </table:table-cell>
          <table:table-cell office:value-type="float" office:value="16.682" calcext:value-type="float">
            <text:p>16.682</text:p>
          </table:table-cell>
          <table:table-cell table:formula="of:=[.C5]+[.D5]" office:value-type="float" office:value="255.278" calcext:value-type="float">
            <text:p>255.278</text:p>
          </table:table-cell>
          <table:table-cell table:number-columns-repeated="2"/>
          <table:table-cell office:value-type="string" calcext:value-type="string">
            <text:p>Technics</text:p>
          </table:table-cell>
          <table:table-cell office:value-type="float" office:value="239.528" calcext:value-type="float">
            <text:p>239.528</text:p>
          </table:table-cell>
          <table:table-cell office:value-type="float" office:value="13.809" calcext:value-type="float">
            <text:p>13.809</text:p>
          </table:table-cell>
          <table:table-cell table:formula="of:=[.I5]+[.J5]" office:value-type="float" office:value="253.337" calcext:value-type="float">
            <text:p>253.337</text:p>
          </table:table-cell>
          <table:table-cell table:formula="of:=([.E5]/[.K5])" office:value-type="float" office:value="1.00766173121179" calcext:value-type="float">
            <text:p>1.0076617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ke Plant</text:p>
          </table:table-cell>
          <table:table-cell office:value-type="float" office:value="847.763" calcext:value-type="float">
            <text:p>847.763</text:p>
          </table:table-cell>
          <table:table-cell office:value-type="float" office:value="49.645" calcext:value-type="float">
            <text:p>49.645</text:p>
          </table:table-cell>
          <table:table-cell table:formula="of:=[.C6]+[.D6]" office:value-type="float" office:value="897.408" calcext:value-type="float">
            <text:p>897.408</text:p>
          </table:table-cell>
          <table:table-cell table:number-columns-repeated="2"/>
          <table:table-cell office:value-type="string" calcext:value-type="string">
            <text:p>Fake Plant</text:p>
          </table:table-cell>
          <table:table-cell office:value-type="float" office:value="854.667" calcext:value-type="float">
            <text:p>854.667</text:p>
          </table:table-cell>
          <table:table-cell office:value-type="float" office:value="41.203" calcext:value-type="float">
            <text:p>41.203</text:p>
          </table:table-cell>
          <table:table-cell table:formula="of:=[.I6]+[.J6]" office:value-type="float" office:value="895.87" calcext:value-type="float">
            <text:p>895.87</text:p>
          </table:table-cell>
          <table:table-cell table:formula="of:=([.E6]/[.K6])" office:value-type="float" office:value="1.00171676694163" calcext:value-type="float">
            <text:p>1.0017167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Piano</text:p>
          </table:table-cell>
          <table:table-cell office:value-type="float" office:value="139.637" calcext:value-type="float">
            <text:p>139.637</text:p>
          </table:table-cell>
          <table:table-cell office:value-type="float" office:value="61.188" calcext:value-type="float">
            <text:p>61.188</text:p>
          </table:table-cell>
          <table:table-cell table:formula="of:=[.C7]+[.D7]" office:value-type="float" office:value="200.825" calcext:value-type="float">
            <text:p>200.825</text:p>
          </table:table-cell>
          <table:table-cell table:number-columns-repeated="2"/>
          <table:table-cell office:value-type="string" calcext:value-type="string">
            <text:p>Digital Piano</text:p>
          </table:table-cell>
          <table:table-cell office:value-type="float" office:value="140.939" calcext:value-type="float">
            <text:p>140.939</text:p>
          </table:table-cell>
          <table:table-cell office:value-type="float" office:value="36.071" calcext:value-type="float">
            <text:p>36.071</text:p>
          </table:table-cell>
          <table:table-cell table:formula="of:=[.I7]+[.J7]" office:value-type="float" office:value="177.01" calcext:value-type="float">
            <text:p>177.01</text:p>
          </table:table-cell>
          <table:table-cell table:formula="of:=([.E7]/[.K7])" office:value-type="float" office:value="1.13454042144512" calcext:value-type="float">
            <text:p>1.13454042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tredame</text:p>
          </table:table-cell>
          <table:table-cell office:value-type="float" office:value="4961.121" calcext:value-type="float">
            <text:p>4961.121</text:p>
          </table:table-cell>
          <table:table-cell/>
          <table:table-cell table:formula="of:=[.C8]+[.D8]" office:value-type="float" office:value="4961.121" calcext:value-type="float">
            <text:p>4961.121</text:p>
          </table:table-cell>
          <table:table-cell table:number-columns-repeated="2"/>
          <table:table-cell office:value-type="string" calcext:value-type="string">
            <text:p>Notredame</text:p>
          </table:table-cell>
          <table:table-cell office:value-type="float" office:value="4961.121" calcext:value-type="float">
            <text:p>4961.121</text:p>
          </table:table-cell>
          <table:table-cell office:value-type="float" office:value="356.092" calcext:value-type="float">
            <text:p>356.092</text:p>
          </table:table-cell>
          <table:table-cell table:formula="of:=[.I8]+[.J8]" office:value-type="float" office:value="5317.213" calcext:value-type="float">
            <text:p>5317.213</text:p>
          </table:table-cell>
          <table:table-cell table:formula="of:=([.E8]/[.K8])" office:value-type="float" office:value="0.933030329986781" calcext:value-type="float">
            <text:p>0.9330303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Data Set</text:p>
          </table:table-cell>
          <table:table-cell office:value-type="string" calcext:value-type="string">
            <text:p>Key Match Fast</text:p>
          </table:table-cell>
          <table:table-cell office:value-type="string" calcext:value-type="string">
            <text:p>Bundler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peed Up</text:p>
          </table:table-cell>
          <table:table-cell/>
          <table:table-cell office:value-type="string" calcext:value-type="string">
            <text:p>Data Set</text:p>
          </table:table-cell>
          <table:table-cell office:value-type="string" calcext:value-type="string">
            <text:p>Key Match fast</text:p>
          </table:table-cell>
          <table:table-cell office:value-type="string" calcext:value-type="string">
            <text:p>Bundler Complete Multithread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peed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0.232" calcext:value-type="float">
            <text:p>0.232</text:p>
          </table:table-cell>
          <table:table-cell office:value-type="float" office:value="1.385" calcext:value-type="float">
            <text:p>1.385</text:p>
          </table:table-cell>
          <table:table-cell table:formula="of:=[.C12]+[.D12]" office:value-type="float" office:value="1.617" calcext:value-type="float">
            <text:p>1.617</text:p>
          </table:table-cell>
          <table:table-cell table:formula="of:=([.E3]/[.E12])" office:value-type="float" office:value="2.13605442176871" calcext:value-type="float">
            <text:p>2.1360544218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0.196" calcext:value-type="float">
            <text:p>0.196</text:p>
          </table:table-cell>
          <table:table-cell office:value-type="float" office:value="1.49" calcext:value-type="float">
            <text:p>1.49</text:p>
          </table:table-cell>
          <table:table-cell table:formula="of:=[.I12]+[.J12]" office:value-type="float" office:value="1.686" calcext:value-type="float">
            <text:p>1.686</text:p>
          </table:table-cell>
          <table:table-cell table:formula="of:=([.E3]/[.K12])" office:value-type="float" office:value="2.04863582443654" calcext:value-type="float">
            <text:p>2.04863582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cuum </text:p>
          </table:table-cell>
          <table:table-cell office:value-type="float" office:value="1.979" calcext:value-type="float">
            <text:p>1.979</text:p>
          </table:table-cell>
          <table:table-cell office:value-type="float" office:value="24.913" calcext:value-type="float">
            <text:p>24.913</text:p>
          </table:table-cell>
          <table:table-cell table:formula="of:=[.C13]+[.D13]" office:value-type="float" office:value="26.892" calcext:value-type="float">
            <text:p>26.892</text:p>
          </table:table-cell>
          <table:table-cell table:formula="of:=([.E4]/[.E13])" office:value-type="float" office:value="1.39922653577272" calcext:value-type="float">
            <text:p>1.3992265358</text:p>
          </table:table-cell>
          <table:table-cell/>
          <table:table-cell office:value-type="string" calcext:value-type="string">
            <text:p>Vacuum </text:p>
          </table:table-cell>
          <table:table-cell office:value-type="float" office:value="1.479" calcext:value-type="float">
            <text:p>1.479</text:p>
          </table:table-cell>
          <table:table-cell office:value-type="float" office:value="17.315" calcext:value-type="float">
            <text:p>17.315</text:p>
          </table:table-cell>
          <table:table-cell table:formula="of:=[.I13]+[.J13]" office:value-type="float" office:value="18.794" calcext:value-type="float">
            <text:p>18.794</text:p>
          </table:table-cell>
          <table:table-cell table:formula="of:=([.E4]/[.K13])" office:value-type="float" office:value="2.00212833883154" calcext:value-type="float">
            <text:p>2.00212833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chnics</text:p>
          </table:table-cell>
          <table:table-cell office:value-type="float" office:value="19.976" calcext:value-type="float">
            <text:p>19.976</text:p>
          </table:table-cell>
          <table:table-cell office:value-type="float" office:value="25.027" calcext:value-type="float">
            <text:p>25.027</text:p>
          </table:table-cell>
          <table:table-cell table:formula="of:=[.C14]+[.D14]" office:value-type="float" office:value="45.003" calcext:value-type="float">
            <text:p>45.003</text:p>
          </table:table-cell>
          <table:table-cell table:formula="of:=([.E5]/[.E14])" office:value-type="float" office:value="5.67246628002578" calcext:value-type="float">
            <text:p>5.67246628</text:p>
          </table:table-cell>
          <table:table-cell/>
          <table:table-cell office:value-type="string" calcext:value-type="string">
            <text:p>Technics</text:p>
          </table:table-cell>
          <table:table-cell office:value-type="float" office:value="15.382" calcext:value-type="float">
            <text:p>15.382</text:p>
          </table:table-cell>
          <table:table-cell office:value-type="float" office:value="22.22" calcext:value-type="float">
            <text:p>22.22</text:p>
          </table:table-cell>
          <table:table-cell table:formula="of:=[.I14]+[.J14]" office:value-type="float" office:value="37.602" calcext:value-type="float">
            <text:p>37.602</text:p>
          </table:table-cell>
          <table:table-cell table:formula="of:=([.E5]/[.K14])" office:value-type="float" office:value="6.78894739641509" calcext:value-type="float">
            <text:p>6.78894739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ke Plant</text:p>
          </table:table-cell>
          <table:table-cell office:value-type="float" office:value="47.387" calcext:value-type="float">
            <text:p>47.387</text:p>
          </table:table-cell>
          <table:table-cell office:value-type="float" office:value="70.067" calcext:value-type="float">
            <text:p>70.067</text:p>
          </table:table-cell>
          <table:table-cell table:formula="of:=[.C15]+[.D15]" office:value-type="float" office:value="117.454" calcext:value-type="float">
            <text:p>117.454</text:p>
          </table:table-cell>
          <table:table-cell table:formula="of:=([.E6]/[.E15])" office:value-type="float" office:value="7.64050607046163" calcext:value-type="float">
            <text:p>7.6405060705</text:p>
          </table:table-cell>
          <table:table-cell/>
          <table:table-cell office:value-type="string" calcext:value-type="string">
            <text:p>Fake Plant</text:p>
          </table:table-cell>
          <table:table-cell office:value-type="float" office:value="46.933" calcext:value-type="float">
            <text:p>46.933</text:p>
          </table:table-cell>
          <table:table-cell office:value-type="float" office:value="60.247" calcext:value-type="float">
            <text:p>60.247</text:p>
          </table:table-cell>
          <table:table-cell table:formula="of:=[.I15]+[.J15]" office:value-type="float" office:value="107.18" calcext:value-type="float">
            <text:p>107.18</text:p>
          </table:table-cell>
          <table:table-cell table:formula="of:=([.E6]/[.K15])" office:value-type="float" office:value="8.37290539279716" calcext:value-type="float">
            <text:p>8.3729053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Piano</text:p>
          </table:table-cell>
          <table:table-cell office:value-type="float" office:value="12.111" calcext:value-type="float">
            <text:p>12.111</text:p>
          </table:table-cell>
          <table:table-cell office:value-type="float" office:value="52.491" calcext:value-type="float">
            <text:p>52.491</text:p>
          </table:table-cell>
          <table:table-cell table:formula="of:=[.C16]+[.D16]" office:value-type="float" office:value="64.602" calcext:value-type="float">
            <text:p>64.602</text:p>
          </table:table-cell>
          <table:table-cell table:formula="of:=([.E7]/[.E16])" office:value-type="float" office:value="3.1086498870004" calcext:value-type="float">
            <text:p>3.108649887</text:p>
          </table:table-cell>
          <table:table-cell/>
          <table:table-cell office:value-type="string" calcext:value-type="string">
            <text:p>Digital Piano</text:p>
          </table:table-cell>
          <table:table-cell office:value-type="float" office:value="8.9" calcext:value-type="float">
            <text:p>8.9</text:p>
          </table:table-cell>
          <table:table-cell office:value-type="float" office:value="32.744" calcext:value-type="float">
            <text:p>32.744</text:p>
          </table:table-cell>
          <table:table-cell table:formula="of:=[.I16]+[.J16]" office:value-type="float" office:value="41.644" calcext:value-type="float">
            <text:p>41.644</text:p>
          </table:table-cell>
          <table:table-cell table:formula="of:=([.E7]/[.K16])" office:value-type="float" office:value="4.82242339832869" calcext:value-type="float">
            <text:p>4.82242339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tredame</text:p>
          </table:table-cell>
          <table:table-cell table:number-columns-repeated="2"/>
          <table:table-cell table:formula="of:=[.C17]+[.D17]" office:value-type="float" office:value="0" calcext:value-type="float">
            <text:p>0</text:p>
          </table:table-cell>
          <table:table-cell table:formula="of:=([.E8]/[.E17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Notredame</text:p>
          </table:table-cell>
          <table:table-cell office:value-type="float" office:value="259.427" calcext:value-type="float">
            <text:p>259.427</text:p>
          </table:table-cell>
          <table:table-cell office:value-type="float" office:value="731.722" calcext:value-type="float">
            <text:p>731.722</text:p>
          </table:table-cell>
          <table:table-cell table:formula="of:=[.I17]+[.J17]" office:value-type="float" office:value="991.149" calcext:value-type="float">
            <text:p>991.149</text:p>
          </table:table-cell>
          <table:table-cell table:formula="of:=([.E8]/[.K17])" office:value-type="float" office:value="5.00542400789387" calcext:value-type="float">
            <text:p>5.0054240079</text:p>
          </table:table-cell>
          <table:table-cell table:number-columns-repeated="2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 calcext:value-type="string">
            <text:p>Data Set</text:p>
          </table:table-cell>
          <table:table-cell office:value-type="string" calcext:value-type="string">
            <text:p>Key Match</text:p>
          </table:table-cell>
          <table:table-cell office:value-type="string" calcext:value-type="string">
            <text:p>Bundler SBA multithread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peed 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0.916" calcext:value-type="float">
            <text:p>0.916</text:p>
          </table:table-cell>
          <table:table-cell office:value-type="float" office:value="2.473" calcext:value-type="float">
            <text:p>2.473</text:p>
          </table:table-cell>
          <table:table-cell table:formula="of:=[.C22]+[.D22]" office:value-type="float" office:value="3.389" calcext:value-type="float">
            <text:p>3.389</text:p>
          </table:table-cell>
          <table:table-cell table:formula="of:=([.E3]/[.E22])" office:value-type="float" office:value="1.01917969902626" calcext:value-type="float">
            <text:p>1.0191796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cuum </text:p>
          </table:table-cell>
          <table:table-cell office:value-type="float" office:value="16.391" calcext:value-type="float">
            <text:p>16.391</text:p>
          </table:table-cell>
          <table:table-cell office:value-type="float" office:value="16.79" calcext:value-type="float">
            <text:p>16.79</text:p>
          </table:table-cell>
          <table:table-cell table:formula="of:=[.C23]+[.D23]" office:value-type="float" office:value="33.181" calcext:value-type="float">
            <text:p>33.181</text:p>
          </table:table-cell>
          <table:table-cell table:formula="of:=([.E4]/[.E23])" office:value-type="float" office:value="1.13402248274615" calcext:value-type="float">
            <text:p>1.134022482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echnics</text:p>
          </table:table-cell>
          <table:table-cell office:value-type="float" office:value="239.979" calcext:value-type="float">
            <text:p>239.979</text:p>
          </table:table-cell>
          <table:table-cell office:value-type="float" office:value="15.408" calcext:value-type="float">
            <text:p>15.408</text:p>
          </table:table-cell>
          <table:table-cell table:formula="of:=[.C24]+[.D24]" office:value-type="float" office:value="255.387" calcext:value-type="float">
            <text:p>255.387</text:p>
          </table:table-cell>
          <table:table-cell table:formula="of:=([.E5]/[.E24])" office:value-type="float" office:value="0.999573196756295" calcext:value-type="float">
            <text:p>0.99957319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ke Plant</text:p>
          </table:table-cell>
          <table:table-cell office:value-type="float" office:value="844.205" calcext:value-type="float">
            <text:p>844.205</text:p>
          </table:table-cell>
          <table:table-cell office:value-type="float" office:value="45.289" calcext:value-type="float">
            <text:p>45.289</text:p>
          </table:table-cell>
          <table:table-cell table:formula="of:=[.C25]+[.D25]" office:value-type="float" office:value="889.494" calcext:value-type="float">
            <text:p>889.494</text:p>
          </table:table-cell>
          <table:table-cell table:formula="of:=([.E6]/[.E25])" office:value-type="float" office:value="1.0088971932357" calcext:value-type="float">
            <text:p>1.00889719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gital Piano</text:p>
          </table:table-cell>
          <table:table-cell table:number-columns-repeated="2"/>
          <table:table-cell table:formula="of:=[.C26]+[.D26]" office:value-type="float" office:value="0" calcext:value-type="float">
            <text:p>0</text:p>
          </table:table-cell>
          <table:table-cell table:formula="of:=([.E7]/[.E26])" office:value-type="string" office:string-value="#DIV/0!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otredame</text:p>
          </table:table-cell>
          <table:table-cell table:number-columns-repeated="2"/>
          <table:table-cell table:formula="of:=[.C27]+[.D27]" office:value-type="float" office:value="0" calcext:value-type="float">
            <text:p>0</text:p>
          </table:table-cell>
          <table:table-cell table:formula="of:=([.E8]/[.E27])" office:value-type="string" office:string-value="#DIV/0!" calcext:value-type="error">
            <text:p>#DIV/0!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Data Set</text:p>
          </table:table-cell>
          <table:table-cell office:value-type="string" calcext:value-type="string">
            <text:p>Key Match Fast</text:p>
          </table:table-cell>
          <table:table-cell office:value-type="string" calcext:value-type="string">
            <text:p>Bundler SBA multithread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peed 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0.196" calcext:value-type="float">
            <text:p>0.196</text:p>
          </table:table-cell>
          <table:table-cell office:value-type="float" office:value="1.311" calcext:value-type="float">
            <text:p>1.311</text:p>
          </table:table-cell>
          <table:table-cell table:formula="of:=[.C31]+[.D31]" office:value-type="float" office:value="1.507" calcext:value-type="float">
            <text:p>1.507</text:p>
          </table:table-cell>
          <table:table-cell table:formula="of:=([.E3]/[.E31])" office:value-type="float" office:value="2.29197080291971" calcext:value-type="float">
            <text:p>2.29197080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cuum </text:p>
          </table:table-cell>
          <table:table-cell office:value-type="float" office:value="1.471" calcext:value-type="float">
            <text:p>1.471</text:p>
          </table:table-cell>
          <table:table-cell office:value-type="float" office:value="20.491" calcext:value-type="float">
            <text:p>20.491</text:p>
          </table:table-cell>
          <table:table-cell table:formula="of:=[.C32]+[.D32]" office:value-type="float" office:value="21.962" calcext:value-type="float">
            <text:p>21.962</text:p>
          </table:table-cell>
          <table:table-cell table:formula="of:=([.E4]/[.E32])" office:value-type="float" office:value="1.7133230124761" calcext:value-type="float">
            <text:p>1.713323012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echnics</text:p>
          </table:table-cell>
          <table:table-cell office:value-type="float" office:value="14.997" calcext:value-type="float">
            <text:p>14.997</text:p>
          </table:table-cell>
          <table:table-cell office:value-type="float" office:value="23.472" calcext:value-type="float">
            <text:p>23.472</text:p>
          </table:table-cell>
          <table:table-cell table:formula="of:=[.C33]+[.D33]" office:value-type="float" office:value="38.469" calcext:value-type="float">
            <text:p>38.469</text:p>
          </table:table-cell>
          <table:table-cell table:formula="of:=([.E5]/[.E33])" office:value-type="float" office:value="6.63594062751826" calcext:value-type="float">
            <text:p>6.63594062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ke Plant</text:p>
          </table:table-cell>
          <table:table-cell office:value-type="float" office:value="70.618" calcext:value-type="float">
            <text:p>70.618</text:p>
          </table:table-cell>
          <table:table-cell office:value-type="float" office:value="56.984" calcext:value-type="float">
            <text:p>56.984</text:p>
          </table:table-cell>
          <table:table-cell table:formula="of:=[.C34]+[.D34]" office:value-type="float" office:value="127.602" calcext:value-type="float">
            <text:p>127.602</text:p>
          </table:table-cell>
          <table:table-cell table:formula="of:=([.E6]/[.E34])" office:value-type="float" office:value="7.03286782338835" calcext:value-type="float">
            <text:p>7.03286782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gital Piano</text:p>
          </table:table-cell>
          <table:table-cell table:number-columns-repeated="2"/>
          <table:table-cell table:formula="of:=[.C35]+[.D35]" office:value-type="float" office:value="0" calcext:value-type="float">
            <text:p>0</text:p>
          </table:table-cell>
          <table:table-cell table:formula="of:=([.E7]/[.E35])" office:value-type="string" office:string-value="#DIV/0!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otredame</text:p>
          </table:table-cell>
          <table:table-cell table:number-columns-repeated="2"/>
          <table:table-cell table:formula="of:=[.C36]+[.D36]" office:value-type="float" office:value="0" calcext:value-type="float">
            <text:p>0</text:p>
          </table:table-cell>
          <table:table-cell table:formula="of:=([.E8]/[.E36])" office:value-type="string" office:string-value="#DIV/0!" calcext:value-type="error">
            <text:p>#DIV/0!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14:21.638078845</meta:creation-date>
    <dc:date>2015-03-18T21:12:03.510343778</dc:date>
    <meta:editing-duration>PT7H26M26S</meta:editing-duration>
    <meta:editing-cycles>6</meta:editing-cycles>
    <meta:generator>LibreOffice/4.1.3.2$Linux_X86_64 LibreOffice_project/410m0$Build-2</meta:generator>
    <meta:document-statistic meta:table-count="1" meta:cell-count="193" meta:object-count="0"/>
  </office:meta>
</office:document-meta>
</file>